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grddl="http://www.w3.org/2003/g/data-view#" xmlns:style="urn:oasis:names:tc:opendocument:xmlns:style:1.0" xmlns:svg="urn:oasis:names:tc:opendocument:xmlns:svg-compatible:1.0" xmlns:text="urn:oasis:names:tc:opendocument:xmlns:text:1.0" xmlns:xlink="http://www.w3.org/1999/xlink" xmlns:fo="urn:oasis:names:tc:opendocument:xmlns:xsl-fo-compatible:1.0" xmlns:office="urn:oasis:names:tc:opendocument:xmlns:office:1.0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0" style:family="text">
      <style:text-properties/>
    </style:style>
    <style:style style:name="TA1" style:family="text">
      <style:text-properties fo:font-weight="bold"/>
    </style:style>
    <style:style style:name="TA2" style:family="text">
      <style:text-properties fo:font-style="italic"/>
    </style:style>
    <style:style style:name="TA3" style:family="text">
      <style:text-properties fo:font-weight="bold" fo:font-style="italic"/>
    </style:style>
    <style:style style:name="TA4" style:family="text">
      <style:text-properties style:text-underline-style="solid" style:text-underline-width="auto" style:text-underline-color="font-color"/>
    </style:style>
    <style:style style:name="TA5" style:family="text">
      <style:text-properties fo:font-weight="bold" style:text-underline-style="solid" style:text-underline-width="auto" style:text-underline-color="font-color"/>
    </style:style>
    <style:style style:name="TA6" style:family="text">
      <style:text-properties fo:font-style="italic" style:text-underline-style="solid" style:text-underline-width="auto" style:text-underline-color="font-color"/>
    </style:style>
    <style:style style:name="TA7" style:family="text">
      <style:text-properties fo:font-weight="bold" fo:font-style="italic" style:text-underline-style="solid" style:text-underline-width="auto" style:text-underline-color="font-color"/>
    </style:style>
    <style:style style:name="TA8" style:family="text">
      <style:text-properties style:text-line-through-style="solid" style:text-line-through-type="single"/>
    </style:style>
    <style:style style:name="TA9" style:family="text">
      <style:text-properties fo:font-weight="bold" style:text-line-through-style="solid" style:text-line-through-type="single"/>
    </style:style>
    <style:style style:name="TA10" style:family="text">
      <style:text-properties fo:font-style="italic" style:text-line-through-style="solid" style:text-line-through-type="single"/>
    </style:style>
    <style:style style:name="TA11" style:family="text">
      <style:text-properties fo:font-weight="bold" fo:font-style="italic" style:text-line-through-style="solid" style:text-line-through-type="single"/>
    </style:style>
    <style:style style:name="TA12" style:family="text">
      <style:text-properties style:text-underline-style="solid" style:text-underline-width="auto" style:text-underline-color="font-color" style:text-line-through-style="solid" style:text-line-through-type="single"/>
    </style:style>
    <style:style style:name="TA13" style:family="text">
      <style:text-properties fo:font-weight="bold" style:text-underline-style="solid" style:text-underline-width="auto" style:text-underline-color="font-color" style:text-line-through-style="solid" style:text-line-through-type="single"/>
    </style:style>
    <style:style style:name="TA14" style:family="text">
      <style:text-properties fo:font-style="italic" style:text-underline-style="solid" style:text-underline-width="auto" style:text-underline-color="font-color" style:text-line-through-style="solid" style:text-line-through-type="single"/>
    </style:style>
    <style:style style:name="TA15" style:family="text">
      <style:text-properties fo:font-weight="bold" fo:font-style="italic" style:text-underline-style="solid" style:text-underline-width="auto" style:text-underline-color="font-color" style:text-line-through-style="solid" style:text-line-through-type="single"/>
    </style:style>
    <style:page-layout style:name="pm1">
      <style:page-layout-properties fo:page-width="21cm" fo:page-height="29.7cm" style:print-orientation="portrait" fo:margin-top="2cm" fo:margin-bottom="2cm" fo:margin-left="1.5cm" fo:margin-right="1.5cm"/>
    </style:page-layout>
  </office:automatic-styles>
  <office:body>
    <office:text>
      <text:h text:style-name="Heading_20_1" text:outline-level="1">Demonstration of fpOdf</text:h>
      <text:h text:style-name="Heading_20_2" text:outline-level="2">All Textstyles</text:h>
      <text:p text:style-name="Standard"><text:span text:style-name="TA0"><text:bookmark text:name="F0"/>This text is normal.</text:span>
      </text:p>
      <text:p text:style-name="Standard"><text:span text:style-name="TA1"><text:bookmark text:name="F1"/>This text is bold.</text:span>
      </text:p>
      <text:p text:style-name="Standard"><text:span text:style-name="TA2"><text:bookmark text:name="F2"/>This text is italic.</text:span>
      </text:p>
      <text:p text:style-name="Standard"><text:span text:style-name="TA3"><text:bookmark text:name="F3"/>This text is italic and bold.</text:span>
      </text:p>
      <text:p text:style-name="Standard"><text:span text:style-name="TA4"><text:bookmark text:name="F4"/>This text is underlined.</text:span>
      </text:p>
      <text:p text:style-name="Standard"><text:span text:style-name="TA5"><text:bookmark text:name="F5"/>This text is underlined and bold.</text:span>
      </text:p>
      <text:p text:style-name="Standard"><text:span text:style-name="TA6"><text:bookmark text:name="F6"/>This text is underlined and italic.</text:span>
      </text:p>
      <text:p text:style-name="Standard"><text:span text:style-name="TA7"><text:bookmark text:name="F7"/>This text is underlined, italic and bold.</text:span>
      </text:p>
      <text:p text:style-name="Standard"><text:span text:style-name="TA8"><text:bookmark text:name="F8"/>This text is striked out.</text:span>
      </text:p>
      <text:p text:style-name="Standard"><text:span text:style-name="TA9"><text:bookmark text:name="F9"/>This text is striked out and bold.</text:span>
      </text:p>
      <text:p text:style-name="Standard"><text:span text:style-name="TA10"><text:bookmark text:name="F10"/>This text is striked out and italic.</text:span>
      </text:p>
      <text:p text:style-name="Standard"><text:span text:style-name="TA11"><text:bookmark text:name="F11"/>This text is striked out, italic and bold.</text:span>
      </text:p>
      <text:p text:style-name="Standard"><text:span text:style-name="TA12"><text:bookmark text:name="F12"/>This text is striked out and underlined.</text:span>
      </text:p>
      <text:p text:style-name="Standard"><text:span text:style-name="TA13"><text:bookmark text:name="F13"/>This text is striked out, underlined and bold.</text:span>
      </text:p>
      <text:p text:style-name="Standard"><text:span text:style-name="TA14"><text:bookmark text:name="F14"/>This text is striked out, underlined and italic.</text:span>
      </text:p>
      <text:p text:style-name="Standard"><text:span text:style-name="TA15"><text:bookmark text:name="F15"/>This text is striked out, underlined, italic and bold.</text:span>
      </text:p>
      <text:h text:style-name="Heading_20_2" text:outline-level="2">Hyperlinks ...</text:h>
      <text:p text:style-name="Standard"><text:a xlink:type="simple" xlink:href="#F0">Go to <text:span text:style-name="TA1">0</text:span>
        </text:a>
      </text:p>
      <text:p text:style-name="Standard"><text:a xlink:type="simple" xlink:href="#F1">Go to <text:span text:style-name="TA1">1</text:span>
        </text:a>
      </text:p>
      <text:p text:style-name="Standard"><text:a xlink:type="simple" xlink:href="#F2">Go to <text:span text:style-name="TA1">2</text:span>
        </text:a>
      </text:p>
      <text:p text:style-name="Standard"><text:a xlink:type="simple" xlink:href="#F3">Go to <text:span text:style-name="TA1">3</text:span>
        </text:a>
      </text:p>
      <text:p text:style-name="Standard"><text:a xlink:type="simple" xlink:href="#F4">Go to <text:span text:style-name="TA1">4</text:span>
        </text:a>
      </text:p>
      <text:p text:style-name="Standard"><text:a xlink:type="simple" xlink:href="#F5">Go to <text:span text:style-name="TA1">5</text:span>
        </text:a>
      </text:p>
      <text:p text:style-name="Standard"><text:a xlink:type="simple" xlink:href="#F6">Go to <text:span text:style-name="TA1">6</text:span>
        </text:a>
      </text:p>
      <text:p text:style-name="Standard"><text:a xlink:type="simple" xlink:href="#F7">Go to <text:span text:style-name="TA1">7</text:span>
        </text:a>
      </text:p>
      <text:p text:style-name="Standard"><text:a xlink:type="simple" xlink:href="#F8">Go to <text:span text:style-name="TA1">8</text:span>
        </text:a>
      </text:p>
      <text:p text:style-name="Standard"><text:a xlink:type="simple" xlink:href="#F9">Go to <text:span text:style-name="TA1">9</text:span>
        </text:a>
      </text:p>
      <text:p text:style-name="Standard"><text:a xlink:type="simple" xlink:href="#F10">Go to <text:span text:style-name="TA1">10</text:span>
        </text:a>
      </text:p>
      <text:p text:style-name="Standard"><text:a xlink:type="simple" xlink:href="#F11">Go to <text:span text:style-name="TA1">11</text:span>
        </text:a>
      </text:p>
      <text:p text:style-name="Standard"><text:a xlink:type="simple" xlink:href="#F12">Go to <text:span text:style-name="TA1">12</text:span>
        </text:a>
      </text:p>
      <text:p text:style-name="Standard"><text:a xlink:type="simple" xlink:href="#F13">Go to <text:span text:style-name="TA1">13</text:span>
        </text:a>
      </text:p>
      <text:p text:style-name="Standard"><text:a xlink:type="simple" xlink:href="#F14">Go to <text:span text:style-name="TA1">14</text:span>
        </text:a>
      </text:p>
      <text:p text:style-name="Standard"><text:a xlink:type="simple" xlink:href="#F15">Go to <text:span text:style-name="TA1">15</text:span>
        </text:a>
      </text:p>
    </office:text>
  </office:body>
</office:document-content>
</file>

<file path=styles.xml><?xml version="1.0" encoding="utf-8"?>
<office:document-styles xmlns:grddl="http://www.w3.org/2003/g/data-view#" xmlns:style="urn:oasis:names:tc:opendocument:xmlns:style:1.0" xmlns:svg="urn:oasis:names:tc:opendocument:xmlns:svg-compatible:1.0" xmlns:fo="urn:oasis:names:tc:opendocument:xmlns:xsl-fo-compatible:1.0" xmlns:office="urn:oasis:names:tc:opendocument:xmlns:office:1.0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5095cm" style:writing-mode="page"/>
      <style:text-properties style:use-window-font-color="true" style:font-name="Liberation Serif" fo:font-size="12pt" fo:language="en" fo:country="US" style:letter-kerning="true" fo:hyphenate="false" fo:hyphenation-remain-char-count="2" fo:hyphenation-push-char-count="2"/>
    </style:default-style>
    <style:style style:name="Standard" style:family="paragraph"/>
    <style:style style:name="Text_20_body" style:display-name="Text body" style:family="paragraph" style:parent-style-name="Standard" style:class="text"/>
    <style:style style:name="Heading_20_1" style:display-name="Heading 1" style:family="paragraph" style:parent-style-name="Heading" style:next-style-name="Text_20_body" style:default-outline-level="1" style:class="text">
      <style:text-properties fo:font-size="131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1%" fo:font-weight="bold"/>
    </style:style>
  </office:styles>
  <office:automatic-styles>
    <style:style style:name="TA0" style:family="text">
      <style:text-properties/>
    </style:style>
    <style:style style:name="TA1" style:family="text">
      <style:text-properties fo:font-weight="bold"/>
    </style:style>
    <style:style style:name="TA2" style:family="text">
      <style:text-properties fo:font-style="italic"/>
    </style:style>
    <style:style style:name="TA3" style:family="text">
      <style:text-properties fo:font-weight="bold" fo:font-style="italic"/>
    </style:style>
    <style:style style:name="TA4" style:family="text">
      <style:text-properties style:text-underline-style="solid" style:text-underline-width="auto" style:text-underline-color="font-color"/>
    </style:style>
    <style:style style:name="TA5" style:family="text">
      <style:text-properties fo:font-weight="bold" style:text-underline-style="solid" style:text-underline-width="auto" style:text-underline-color="font-color"/>
    </style:style>
    <style:style style:name="TA6" style:family="text">
      <style:text-properties fo:font-style="italic" style:text-underline-style="solid" style:text-underline-width="auto" style:text-underline-color="font-color"/>
    </style:style>
    <style:style style:name="TA7" style:family="text">
      <style:text-properties fo:font-weight="bold" fo:font-style="italic" style:text-underline-style="solid" style:text-underline-width="auto" style:text-underline-color="font-color"/>
    </style:style>
    <style:style style:name="TA8" style:family="text">
      <style:text-properties style:text-line-through-style="solid" style:text-line-through-type="single"/>
    </style:style>
    <style:style style:name="TA9" style:family="text">
      <style:text-properties fo:font-weight="bold" style:text-line-through-style="solid" style:text-line-through-type="single"/>
    </style:style>
    <style:style style:name="TA10" style:family="text">
      <style:text-properties fo:font-style="italic" style:text-line-through-style="solid" style:text-line-through-type="single"/>
    </style:style>
    <style:style style:name="TA11" style:family="text">
      <style:text-properties fo:font-weight="bold" fo:font-style="italic" style:text-line-through-style="solid" style:text-line-through-type="single"/>
    </style:style>
    <style:style style:name="TA12" style:family="text">
      <style:text-properties style:text-underline-style="solid" style:text-underline-width="auto" style:text-underline-color="font-color" style:text-line-through-style="solid" style:text-line-through-type="single"/>
    </style:style>
    <style:style style:name="TA13" style:family="text">
      <style:text-properties fo:font-weight="bold" style:text-underline-style="solid" style:text-underline-width="auto" style:text-underline-color="font-color" style:text-line-through-style="solid" style:text-line-through-type="single"/>
    </style:style>
    <style:style style:name="TA14" style:family="text">
      <style:text-properties fo:font-style="italic" style:text-underline-style="solid" style:text-underline-width="auto" style:text-underline-color="font-color" style:text-line-through-style="solid" style:text-line-through-type="single"/>
    </style:style>
    <style:style style:name="TA15" style:family="text">
      <style:text-properties fo:font-weight="bold" fo:font-style="italic" style:text-underline-style="solid" style:text-underline-width="auto" style:text-underline-color="font-color" style:text-line-through-style="solid" style:text-line-through-type="single"/>
    </style:style>
    <style:page-layout style:name="pm1">
      <style:page-layout-properties fo:page-width="21cm" fo:page-height="29.7cm" style:print-orientation="portrait" fo:margin-top="2cm" fo:margin-bottom="2cm" fo:margin-left="1.5cm" fo:margin-right="1.5cm"/>
    </style:page-layout>
  </office:automatic-styles>
  <office:master-styles/>
</office:document-styles>
</file>

<file path=meta.xml><?xml version="1.0" encoding="utf-8"?>
<office:document-meta xmlns:office="urn:oasis:names:tc:opendocument:xmlns:office:1.0" xmlns:grddl="http://www.w3.org/2003/g/data-view#" office:version="1.2" grddl:transformation="http://docs.oasis-open.org/office/1.2/xslt/odf2rdf.xsl">
  <office:meta xmlns:meta="urn:oasis:names:tc:opendocument:xmlns:meta:1.0">
    <meta:creation-date>2024-06-18T12:25:12</meta:creation-date>
    <meta:generator>fpOdf 0.2</meta:generator>
  </office:meta>
</office:document-meta>
</file>